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-case : &lt; View a list a book &gt;</text:p>
      <text:p text:style-name="P3"/>
      <text:p text:style-name="P3"/>
      <text:p text:style-name="P4">1. Brief description</text:p>
      <text:p text:style-name="P1"/>
      <text:p text:style-name="P1"><text:tab/>1. The user come in the application then click on books to see the list of the book</text:p>
      <text:p text:style-name="P1"/>
      <text:p text:style-name="P1"/>
      <text:p text:style-name="P4">2. Triggers</text:p>
      <text:p text:style-name="P1"/>
      <text:p text:style-name="P1"><text:tab/>1. The user click on books</text:p>
      <text:p text:style-name="P1"><text:tab/></text:p>
      <text:p text:style-name="P4">3. Actor Brief descriptions</text:p>
      <text:p text:style-name="P1"/>
      <text:p text:style-name="P1"><text:tab/>1. The user</text:p>
      <text:p text:style-name="P1"/>
      <text:p text:style-name="P4">4. Preconditions</text:p>
      <text:p text:style-name="P1"/>
      <text:p text:style-name="P1"><text:tab/>1. The book didn't exist already in the web library </text:p>
      <text:p text:style-name="P1"><text:tab/></text:p>
      <text:p text:style-name="P1"/>
      <text:p text:style-name="P4">5. Basic flow of Events</text:p>
      <text:p text:style-name="P1"/>
      <text:p text:style-name="P1"><text:tab/>1. The use case begin when the user click on books</text:p>
      <text:p text:style-name="P1"/>
      <text:p text:style-name="P1"><text:tab/>2. A list of book is displayed</text:p>
      <text:p text:style-name="P1"/>
      <text:p text:style-name="P1"/>
      <text:p text:style-name="P4">6. Alternative flows</text:p>
      <text:p text:style-name="P1"/>
      <text:p text:style-name="P4">7. Subflows</text:p>
      <text:p text:style-name="P1"/>
      <text:p text:style-name="P1"><text:tab/>S1 : Problem when clicking on books, nothing appear</text:p>
      <text:p text:style-name="P1"><text:s/></text:p>
      <text:p text:style-name="P4">8. Key scenarios</text:p>
      <text:p text:style-name="P1"><text:tab/></text:p>
      <text:p text:style-name="P1"/>
      <text:p text:style-name="P1">8. 1 List of book is displayed</text:p>
      <text:p text:style-name="P1"><text:tab/></text:p>
      <text:p text:style-name="P1"><text:tab/>1. The user click on books</text:p>
      <text:p text:style-name="P1"><text:tab/></text:p>
      <text:p text:style-name="P1"><text:tab/>2. List of book is displayed</text:p>
      <text:p text:style-name="P1"/>
      <text:p text:style-name="P4">9. Post condition</text:p>
      <text:p text:style-name="P1"/>
      <text:p text:style-name="P1"><text:tab/>1. User able to see the list of books.</text:p>
      <text:p text:style-name="P1"/>
      <text:p text:style-name="P1"/>
      <text:p text:style-name="P2"><text:soft-page-break/>Use-case : &lt; View a book &gt;</text:p>
      <text:p text:style-name="P3"/>
      <text:p text:style-name="P3"/>
      <text:p text:style-name="P4">1. Brief description</text:p>
      <text:p text:style-name="P1"/>
      <text:p text:style-name="P1"><text:tab/>A user is looking for a book and wanna find information about this one.</text:p>
      <text:p text:style-name="P1"/>
      <text:p text:style-name="P1"/>
      <text:p text:style-name="P4">2. Triggers</text:p>
      <text:p text:style-name="P1"/>
      <text:p text:style-name="P1"><text:tab/>1. User click on the name or the author in the list of book</text:p>
      <text:p text:style-name="P1"><text:tab/></text:p>
      <text:p text:style-name="P4">3. Actor Brief descriptions</text:p>
      <text:p text:style-name="P1"/>
      <text:p text:style-name="P1"><text:tab/>1.User </text:p>
      <text:p text:style-name="P1"/>
      <text:p text:style-name="P1"><text:span text:style-name="T1">4. Preconditions</text:span><text:tab/></text:p>
      <text:p text:style-name="P1"/>
      <text:p text:style-name="P4">5. Basic flow of Events</text:p>
      <text:p text:style-name="P1"/>
      <text:p text:style-name="P1"><text:tab/>1. The use case begin when the user click on a book</text:p>
      <text:p text:style-name="P1"/>
      <text:p text:style-name="P1"><text:tab/>2. User is able to see information such as price, description, date, ect .</text:p>
      <text:p text:style-name="P1"/>
      <text:p text:style-name="P4">6. Alternative flows</text:p>
      <text:p text:style-name="P1"/>
      <text:p text:style-name="P4">7. Subflows</text:p>
      <text:p text:style-name="P1"/>
      <text:p text:style-name="P1"/>
      <text:p text:style-name="P4">8. Key scenarios</text:p>
      <text:p text:style-name="P1"><text:tab/></text:p>
      <text:p text:style-name="P1"/>
      <text:p text:style-name="P1">8. 1 Book is displayed</text:p>
      <text:p text:style-name="P1"><text:tab/></text:p>
      <text:p text:style-name="P1"><text:tab/>1. The user click on a special book</text:p>
      <text:p text:style-name="P1"/>
      <text:p text:style-name="P1"><text:tab/>2. Book is displayed directly</text:p>
      <text:p text:style-name="P1"/>
      <text:p text:style-name="P4">9. Post condition</text:p>
      <text:p text:style-name="P1"/>
      <text:p text:style-name="P1"><text:tab/>1. Book is display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Use-case : &lt; Add a book &gt;</text:p>
      <text:p text:style-name="P3"/>
      <text:p text:style-name="P3"/>
      <text:p text:style-name="P4">1. Brief description</text:p>
      <text:p text:style-name="P1"/>
      <text:p text:style-name="P1"><text:tab/>Only the person who handle the web library(let's call it PWL) can add a book. Someone asking (often the author) to add his book to the web library. Click on new Book, fill information then save.</text:p>
      <text:p text:style-name="P1"/>
      <text:p text:style-name="P1"/>
      <text:p text:style-name="P4">2. Triggers</text:p>
      <text:p text:style-name="P1"/>
      <text:p text:style-name="P1"><text:tab/>1. PWL receive an email from the author saying that they want their book added to the web <text:tab/>library. </text:p>
      <text:p text:style-name="P1"><text:tab/></text:p>
      <text:p text:style-name="P4">3. Actor Brief descriptions</text:p>
      <text:p text:style-name="P1"/>
      <text:p text:style-name="P1"><text:tab/>1. PWL (The person who handle the web library)</text:p>
      <text:p text:style-name="P1"><text:tab/>2. The author of a book who have been added to the web library (a part of the end user).</text:p>
      <text:p text:style-name="P1"/>
      <text:p text:style-name="P4">4. Preconditions</text:p>
      <text:p text:style-name="P1"/>
      <text:p text:style-name="P1"><text:tab/>1. The book didn't exist already in the web library </text:p>
      <text:p text:style-name="P1"><text:tab/></text:p>
      <text:p text:style-name="P1"/>
      <text:p text:style-name="P4">5. Basic flow of Events</text:p>
      <text:p text:style-name="P1"/>
      <text:p text:style-name="P1"><text:tab/>1. The use case begin when PWL receive information saying that an author wants his book <text:tab/>added in the web library. </text:p>
      <text:p text:style-name="P1"/>
      <text:p text:style-name="P1"><text:tab/>2. PWL will setup all the information needed with the person who want his book added. </text:p>
      <text:p text:style-name="P1"/>
      <text:p text:style-name="P1"><text:tab/>3. PWL add the book will all information.</text:p>
      <text:p text:style-name="P1"/>
      <text:p text:style-name="P1"><text:tab/>4. PWL save changes.</text:p>
      <text:p text:style-name="P1"/>
      <text:p text:style-name="P1"><text:tab/>5. PWL call/email the author saying that his book has been added.</text:p>
      <text:p text:style-name="P1"/>
      <text:p text:style-name="P1"/>
      <text:p text:style-name="P4">6. Alternative flows</text:p>
      <text:p text:style-name="P1"/>
      <text:p text:style-name="P1">6.1 If in step 4, the PWL can't save changes. (problem system, code is wrong for saving or whatever)</text:p>
      <text:p text:style-name="P1"/>
      <text:p text:style-name="P1"><text:tab/>1. PWL call a developper saying that he can't save change</text:p>
      <text:p text:style-name="P1"/>
      <text:p text:style-name="P1"><text:tab/>2. The developper fix the problem by coding.</text:p>
      <text:p text:style-name="P1"/>
      <text:p text:style-name="P1"><text:tab/>3. The problem system is fixed.</text:p>
      <text:p text:style-name="P1"/>
      <text:p text:style-name="P1"><text:soft-page-break/><text:tab/>4. The use case resume at step 6.</text:p>
      <text:p text:style-name="P1"/>
      <text:p text:style-name="P1">6.2 If in step 5, the author is not anymore agree with the description and ask to the PWL to modify the book</text:p>
      <text:p text:style-name="P1"/>
      <text:p text:style-name="P1"><text:tab/>1. Go to the use case modify a book.</text:p>
      <text:p text:style-name="P1"/>
      <text:p text:style-name="P4">7. Subflows</text:p>
      <text:p text:style-name="P1"/>
      <text:p text:style-name="P1"><text:tab/>S1 : Author call/email the PWL saying that finally he changes his mind and didn't want add his <text:tab/>book</text:p>
      <text:p text:style-name="P1"><text:s/></text:p>
      <text:p text:style-name="P4">8. Key scenarios</text:p>
      <text:p text:style-name="P1"><text:tab/></text:p>
      <text:p text:style-name="P1"/>
      <text:p text:style-name="P1">8. 1 Book is added</text:p>
      <text:p text:style-name="P1"><text:tab/></text:p>
      <text:p text:style-name="P1"><text:tab/>1. The PWL receive an information from an author saying that a book should be add</text:p>
      <text:p text:style-name="P1"><text:tab/></text:p>
      <text:p text:style-name="P1"><text:tab/>2. The PWL will look at the description of a book </text:p>
      <text:p text:style-name="P1"/>
      <text:p text:style-name="P1"><text:tab/>3. The PWL will add the book</text:p>
      <text:p text:style-name="P1"/>
      <text:p text:style-name="P1"><text:tab/>4. Book is added.</text:p>
      <text:p text:style-name="P1"/>
      <text:p text:style-name="P1"><text:tab/>5. Save changes</text:p>
      <text:p text:style-name="P1"/>
      <text:p text:style-name="P4">9. Post condition</text:p>
      <text:p text:style-name="P1"/>
      <text:p text:style-name="P1"><text:tab/>1. Book is added.</text:p>
      <text:p text:style-name="P1"/>
      <text:p text:style-name="P1"/>
      <text:p text:style-name="P2">Use-case : &lt; Delete a book &gt;</text:p>
      <text:p text:style-name="P3"/>
      <text:p text:style-name="P3"/>
      <text:p text:style-name="P4">1. Brief description</text:p>
      <text:p text:style-name="P1"/>
      <text:p text:style-name="P1"><text:tab/>Only the person who handle the web library(let's call it PWL) can delete a book. Someone asking (often the author) to delete his book to the web library. Click on the book in the list, then click on delete</text:p>
      <text:p text:style-name="P1"/>
      <text:p text:style-name="P1"/>
      <text:p text:style-name="P4">2. Triggers</text:p>
      <text:p text:style-name="P1"/>
      <text:p text:style-name="P1"><text:tab/>1. PWL receive an email from the author saying that they want their book deleted to the web <text:tab/>library. </text:p>
      <text:p text:style-name="P1"><text:tab/></text:p>
      <text:p text:style-name="P4">3. Actor Brief descriptions</text:p>
      <text:p text:style-name="P1"><text:soft-page-break/></text:p>
      <text:p text:style-name="P1"><text:tab/>1. PWL (The person who handle the web library)</text:p>
      <text:p text:style-name="P1"><text:tab/>2. The person who wants the book deleted (sometimes)</text:p>
      <text:p text:style-name="P1"/>
      <text:p text:style-name="P4">4. Preconditions</text:p>
      <text:p text:style-name="P1"/>
      <text:p text:style-name="P1"><text:tab/>1. The book exist already in the web library </text:p>
      <text:p text:style-name="P1"><text:tab/></text:p>
      <text:p text:style-name="P1"/>
      <text:p text:style-name="P4">5. Basic flow of Events</text:p>
      <text:p text:style-name="P1"/>
      <text:p text:style-name="P1"><text:tab/>1. The use case begin when PWL receive information saying that an author/person wants his <text:tab/>book deleted in the web library. </text:p>
      <text:p text:style-name="P1"/>
      <text:p text:style-name="P1"><text:tab/>2. PWL will search the book in the list of books. </text:p>
      <text:p text:style-name="P1"/>
      <text:p text:style-name="P1"><text:tab/>3. PWL find the book and click on it</text:p>
      <text:p text:style-name="P1"><text:tab/></text:p>
      <text:p text:style-name="P1"><text:tab/>4. PWL will click on delete</text:p>
      <text:p text:style-name="P1"/>
      <text:p text:style-name="P1"><text:tab/>5. PWL call/email the author saying that his book has been deleted.</text:p>
      <text:p text:style-name="P1"/>
      <text:p text:style-name="P1"/>
      <text:p text:style-name="P4">6. Alternative flows</text:p>
      <text:p text:style-name="P1"/>
      <text:p text:style-name="P1">6.1 If in step 2, the PWL can't find the book.</text:p>
      <text:p text:style-name="P1"/>
      <text:p text:style-name="P1"><text:tab/>1. PWL will call the author who asked him/her to delete the book</text:p>
      <text:p text:style-name="P1"/>
      <text:p text:style-name="P1"><text:tab/>2. The author give the name of the book</text:p>
      <text:p text:style-name="P1"/>
      <text:p text:style-name="P1"><text:tab/>3. The PWL will finally find the book</text:p>
      <text:p text:style-name="P1"/>
      <text:p text:style-name="P1"><text:tab/>4. The use case resume at step 3.</text:p>
      <text:p text:style-name="P1"/>
      <text:p text:style-name="P4">7. Subflows</text:p>
      <text:p text:style-name="P1"/>
      <text:p text:style-name="P1"><text:tab/>S1 : PWL cannot find the book at all so call the author saying that the book has never been added or had already been deleted.</text:p>
      <text:p text:style-name="P1"><text:s/></text:p>
      <text:p text:style-name="P4">8. Key scenarios</text:p>
      <text:p text:style-name="P1"><text:tab/></text:p>
      <text:p text:style-name="P1"/>
      <text:p text:style-name="P1">8. 1 Book is deleted</text:p>
      <text:p text:style-name="P1"><text:tab/></text:p>
      <text:p text:style-name="P1"><text:tab/>1. The PWL receive an information from an author saying that a book should be delete</text:p>
      <text:p text:style-name="P1"><text:tab/></text:p>
      <text:p text:style-name="P1"><text:tab/>2. The PWL will find the book </text:p>
      <text:p text:style-name="P1"><text:soft-page-break/></text:p>
      <text:p text:style-name="P1"><text:tab/>3. The PWL will delete the book</text:p>
      <text:p text:style-name="P1"/>
      <text:p text:style-name="P1"><text:tab/>4. Book is deleted.</text:p>
      <text:p text:style-name="P1"/>
      <text:p text:style-name="P1"/>
      <text:p text:style-name="P4">9. Post condition</text:p>
      <text:p text:style-name="P1"/>
      <text:p text:style-name="P1"><text:tab/>1. Book is deleted.</text:p>
      <text:p text:style-name="P1"/>
      <text:p text:style-name="P1"/>
      <text:p text:style-name="P1"/>
      <text:p text:style-name="P2">Use-case : &lt; Edit a book &gt;</text:p>
      <text:p text:style-name="P3"/>
      <text:p text:style-name="P3"/>
      <text:p text:style-name="P4">1. Brief description</text:p>
      <text:p text:style-name="P1"/>
      <text:p text:style-name="P1"><text:tab/>Only the person who handle the web library (let's call it PWL) can modify a book. Someone asking (often the author) to change for example the price of the book to PWL, then PWL will enter the modification and save it. The PWL click on a book, then change information then save.</text:p>
      <text:p text:style-name="P1"/>
      <text:p text:style-name="P1"/>
      <text:p text:style-name="P4">2. Triggers</text:p>
      <text:p text:style-name="P1"/>
      <text:p text:style-name="P1"><text:tab/>1. PWL receive an email from the author saying that there is some change in the description <text:tab/>of the book</text:p>
      <text:p text:style-name="P1"><text:tab/>2. PWL made a mistake and enter wrong information when adding the book and need to modify <text:tab/>the book.</text:p>
      <text:p text:style-name="P1"/>
      <text:p text:style-name="P4">3. Actor Brief descriptions</text:p>
      <text:p text:style-name="P1"/>
      <text:p text:style-name="P1"><text:tab/>1. PWL (The person who handle the web library)</text:p>
      <text:p text:style-name="P1"><text:tab/>2. The author of a book who have been added to the web library (a part of the end user).</text:p>
      <text:p text:style-name="P1"/>
      <text:p text:style-name="P1"/>
      <text:p text:style-name="P4">4. Preconditions</text:p>
      <text:p text:style-name="P1"><text:tab/>1. The book who will be modify exist in the web library</text:p>
      <text:p text:style-name="P1"><text:tab/></text:p>
      <text:p text:style-name="P1"/>
      <text:p text:style-name="P4">5. Basic flow of Events</text:p>
      <text:p text:style-name="P1"/>
      <text:p text:style-name="P1"><text:tab/>1. The use case begin when PWL receive information saying that a book should be modify</text:p>
      <text:p text:style-name="P1"/>
      <text:p text:style-name="P1"><text:tab/>2. PWL will search the book who should be modify</text:p>
      <text:p text:style-name="P1"/>
      <text:p text:style-name="P1"><text:tab/>3. PWL find the book</text:p>
      <text:p text:style-name="P1"/>
      <text:p text:style-name="P1"><text:tab/>4. PWL modify the book</text:p>
      <text:p text:style-name="P1"><text:soft-page-break/></text:p>
      <text:p text:style-name="P1"><text:tab/>5. PWL save changes.</text:p>
      <text:p text:style-name="P1"/>
      <text:p text:style-name="P1"><text:tab/>6. Book is modify.</text:p>
      <text:p text:style-name="P1"/>
      <text:p text:style-name="P4">6. Alternative flows</text:p>
      <text:p text:style-name="P1"/>
      <text:p text:style-name="P1">6.1 If in step 5, the PWL can't save changes. (problem system, code is wrong for saving or whatever)</text:p>
      <text:p text:style-name="P1"/>
      <text:p text:style-name="P1"><text:tab/>1. PWL call a developper saying that he can't save change</text:p>
      <text:p text:style-name="P1"/>
      <text:p text:style-name="P1"><text:tab/>2. The developper fix the problem by coding.</text:p>
      <text:p text:style-name="P1"/>
      <text:p text:style-name="P1"><text:tab/>3. The problem system is fixed.</text:p>
      <text:p text:style-name="P1"/>
      <text:p text:style-name="P1"><text:tab/>4. The use case resume at step 6.</text:p>
      <text:p text:style-name="P1"/>
      <text:p text:style-name="P4">7. Subflows</text:p>
      <text:p text:style-name="P1"/>
      <text:p text:style-name="P1"><text:tab/>S1 : Author call/email the PWL saying that finally he changes his mind and didn't want to <text:tab/>modify the book. </text:p>
      <text:p text:style-name="P1"><text:s/></text:p>
      <text:p text:style-name="P4">8. Key scenarios</text:p>
      <text:p text:style-name="P1"><text:tab/></text:p>
      <text:p text:style-name="P1">8. 1 Book is modify</text:p>
      <text:p text:style-name="P1"/>
      <text:p text:style-name="P1"><text:tab/>1. The PWL receive an information from an end user saying that the description of a book is <text:tab/>wrong</text:p>
      <text:p text:style-name="P1"><text:tab/></text:p>
      <text:p text:style-name="P1"><text:tab/>2. The PWL will look at the book and see if the some information are wrong</text:p>
      <text:p text:style-name="P1"/>
      <text:p text:style-name="P1"><text:tab/>3. The PWL will find the book</text:p>
      <text:p text:style-name="P1"/>
      <text:p text:style-name="P1"><text:tab/>4. He modify the book.</text:p>
      <text:p text:style-name="P1"/>
      <text:p text:style-name="P1"><text:tab/>5. Save changes</text:p>
      <text:p text:style-name="P1"/>
      <text:p text:style-name="P1">8.2 Author asking to change description of his book.</text:p>
      <text:p text:style-name="P1"/>
      <text:p text:style-name="P1"><text:tab/>1. The PWL will find the book</text:p>
      <text:p text:style-name="P1"/>
      <text:p text:style-name="P1"><text:tab/>2. He modify the book.</text:p>
      <text:p text:style-name="P1"/>
      <text:p text:style-name="P1"><text:tab/>3. Save changes</text:p>
      <text:p text:style-name="P1"/>
      <text:p text:style-name="P4">9. Post condition</text:p>
      <text:p text:style-name="P1"/>
      <text:p text:style-name="P1"><text:tab/>1. Book is modified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9T16:30:16.38</meta:creation-date>
    <meta:generator>OpenOffice/4.1.2$Win32 OpenOffice.org_project/412m3$Build-9782</meta:generator>
    <dc:date>2017-03-19T17:46:07.62</dc:date>
    <meta:editing-duration>PT1H15M37S</meta:editing-duration>
    <meta:editing-cycles>29</meta:editing-cycles>
    <meta:document-statistic meta:table-count="0" meta:image-count="0" meta:object-count="0" meta:page-count="8" meta:paragraph-count="172" meta:word-count="1242" meta:character-count="6345"/>
  </office:meta>
</office:document-meta>
</file>